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665in" fo:margin-bottom="0in" style:contextual-spacing="false" fo:line-height="100%"/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margin-top="0.1665in" fo:margin-bottom="0in" style:contextual-spacing="false" fo:line-height="100%"/>
      <style:text-properties fo:font-size="12pt" officeooo:paragraph-rsid="001c39d7" style:font-size-asian="12pt" style:font-size-complex="12pt"/>
    </style:style>
    <style:style style:name="P3" style:family="paragraph" style:parent-style-name="Standard">
      <style:paragraph-properties fo:margin-top="0.1665in" fo:margin-bottom="0in" style:contextual-spacing="false" fo:line-height="100%"/>
      <style:text-properties fo:font-size="12pt" officeooo:paragraph-rsid="00202d1e" style:font-size-asian="12pt" style:font-size-complex="12pt"/>
    </style:style>
    <style:style style:name="P4" style:family="paragraph" style:parent-style-name="Standard">
      <style:paragraph-properties fo:margin-top="0.1665in" fo:margin-bottom="0in" style:contextual-spacing="false" fo:line-height="100%"/>
      <style:text-properties fo:font-size="12pt" officeooo:rsid="00109a16" officeooo:paragraph-rsid="00109a16" style:font-size-asian="12pt" style:font-size-complex="12pt"/>
    </style:style>
    <style:style style:name="P5" style:family="paragraph" style:parent-style-name="Standard">
      <style:paragraph-properties fo:text-align="center" style:justify-single-word="false" fo:break-before="auto" fo:break-after="auto"/>
      <style:text-properties fo:font-size="15pt" fo:font-weight="bold" style:font-size-asian="15pt" style:font-weight-asian="bold" style:font-size-complex="15pt"/>
    </style:style>
    <style:style style:name="P6" style:family="paragraph" style:parent-style-name="Standard">
      <style:paragraph-properties fo:margin-top="0.1665in" fo:margin-bottom="0in" style:contextual-spacing="false" fo:line-height="100%" fo:break-before="auto" fo:break-after="auto"/>
    </style:style>
    <style:style style:name="P7" style:family="paragraph" style:parent-style-name="Standard">
      <style:paragraph-properties fo:margin-top="0.1665in" fo:margin-bottom="0in" style:contextual-spacing="false" fo:line-height="100%"/>
      <style:text-properties officeooo:paragraph-rsid="0022bc2f"/>
    </style:style>
    <style:style style:name="P8" style:family="paragraph" style:parent-style-name="Standard">
      <style:paragraph-properties fo:text-align="end" style:justify-single-word="false" fo:break-before="auto" fo:break-after="auto"/>
    </style:style>
    <style:style style:name="P9" style:family="paragraph" style:parent-style-name="Standard" style:master-page-name="Standard">
      <style:paragraph-properties fo:margin-top="0.1665in" fo:margin-bottom="0in" style:contextual-spacing="false" fo:line-height="100%" style:page-number="1" fo:break-before="auto" fo:break-after="auto"/>
      <style:text-properties fo:font-size="12pt" style:font-size-asian="12pt" style:font-size-complex="12pt"/>
    </style:style>
    <style:style style:name="P10" style:family="paragraph" style:parent-style-name="Standard">
      <style:paragraph-properties fo:margin-top="0.1665in" fo:margin-bottom="0in" style:contextual-spacing="false" fo:line-height="100%" fo:break-before="auto" fo:break-after="auto"/>
      <style:text-properties fo:font-size="12pt" officeooo:paragraph-rsid="0021cb38" style:font-size-asian="12pt" style:font-size-complex="12pt"/>
    </style:style>
    <style:style style:name="P11" style:family="paragraph" style:parent-style-name="Standard">
      <style:paragraph-properties fo:margin-top="0.1665in" fo:margin-bottom="0in" style:contextual-spacing="false" fo:line-height="100%"/>
      <style:text-properties fo:font-size="12pt" officeooo:paragraph-rsid="0022bc2f" style:font-size-asian="12pt" style:font-size-complex="12pt"/>
    </style:style>
    <style:style style:name="P12" style:family="paragraph" style:parent-style-name="Standard">
      <style:paragraph-properties fo:margin-top="0.1665in" fo:margin-bottom="0in" style:contextual-spacing="false" fo:line-height="100%"/>
      <style:text-properties fo:font-size="12pt" officeooo:paragraph-rsid="001c39d7" style:font-size-asian="12pt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officeooo:rsid="0022bc2f" officeooo:paragraph-rsid="0022bc2f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fo:font-weight="bold" officeooo:rsid="0022bc2f" officeooo:paragraph-rsid="0022bc2f" style:font-weight-asian="bold" style:font-weight-complex="bold"/>
    </style:style>
    <style:style style:name="P15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1151e" style:font-weight-asian="bold" style:font-weight-complex="bold"/>
    </style:style>
    <style:style style:name="T3" style:family="text">
      <style:text-properties fo:font-weight="bold" officeooo:rsid="001c39d7" style:font-weight-asian="bold" style:font-weight-complex="bold"/>
    </style:style>
    <style:style style:name="T4" style:family="text">
      <style:text-properties fo:font-weight="bold" officeooo:rsid="0012485a" style:font-weight-asian="bold" style:font-weight-complex="bold"/>
    </style:style>
    <style:style style:name="T5" style:family="text">
      <style:text-properties fo:font-weight="bold" officeooo:rsid="00020f99" style:font-weight-asian="bold" style:font-weight-complex="bold"/>
    </style:style>
    <style:style style:name="T6" style:family="text">
      <style:text-properties fo:font-weight="bold" officeooo:rsid="00020f99" fo:background-color="#ffffff" loext:char-shading-value="0" style:font-weight-asian="bold" style:font-weight-complex="bold"/>
    </style:style>
    <style:style style:name="T7" style:family="text">
      <style:text-properties officeooo:rsid="00020f99"/>
    </style:style>
    <style:style style:name="T8" style:family="text">
      <style:text-properties fo:color="#000000" loext:opacity="100%" officeooo:rsid="00020f99" fo:background-color="#ffffff" loext:char-shading-value="0"/>
    </style:style>
    <style:style style:name="T9" style:family="text">
      <style:text-properties fo:color="#000000" loext:opacity="100%" officeooo:rsid="0003c310" fo:background-color="#ffffff" loext:char-shading-value="0"/>
    </style:style>
    <style:style style:name="T10" style:family="text">
      <style:text-properties fo:color="#000000" loext:opacity="100%" officeooo:rsid="001d45d9" fo:background-color="#ffffff" loext:char-shading-value="0"/>
    </style:style>
    <style:style style:name="T11" style:family="text">
      <style:text-properties fo:color="#000000" loext:opacity="100%" officeooo:rsid="0021cb38" fo:background-color="#ffffff" loext:char-shading-value="0"/>
    </style:style>
    <style:style style:name="T12" style:family="text">
      <style:text-properties fo:color="#000000" loext:opacity="100%" officeooo:rsid="0022bc2f" fo:background-color="#ffffff" loext:char-shading-value="0"/>
    </style:style>
    <style:style style:name="T13" style:family="text">
      <style:text-properties fo:color="#000000" loext:opacity="100%" officeooo:rsid="00254548" fo:background-color="#ffffff" loext:char-shading-value="0"/>
    </style:style>
    <style:style style:name="T14" style:family="text">
      <style:text-properties fo:color="#000000" loext:opacity="100%" officeooo:rsid="00258368" fo:background-color="#ffffff" loext:char-shading-value="0"/>
    </style:style>
    <style:style style:name="T15" style:family="text">
      <style:text-properties fo:color="#000000" loext:opacity="100%" fo:font-weight="bold" officeooo:rsid="0021cb38" fo:background-color="#ffffff" loext:char-shading-value="0" style:font-weight-asian="bold" style:font-weight-complex="bold"/>
    </style:style>
    <style:style style:name="T16" style:family="text">
      <style:text-properties fo:color="#000000" loext:opacity="100%" fo:font-weight="bold" officeooo:rsid="0022bc2f" fo:background-color="#ffffff" loext:char-shading-value="0" style:font-weight-asian="bold" style:font-weight-complex="bold"/>
    </style:style>
    <style:style style:name="T17" style:family="text">
      <style:text-properties fo:color="#000000" loext:opacity="100%" fo:font-weight="normal" officeooo:rsid="0022bc2f" fo:background-color="#ffffff" loext:char-shading-value="0" style:font-weight-asian="normal" style:font-weight-complex="normal"/>
    </style:style>
    <style:style style:name="T18" style:family="text">
      <style:text-properties fo:color="#000000" loext:opacity="100%" fo:font-weight="normal" officeooo:rsid="0021cb38" fo:background-color="#ffffff" loext:char-shading-value="0" style:font-weight-asian="normal" style:font-weight-complex="normal"/>
    </style:style>
    <style:style style:name="T19" style:family="text">
      <style:text-properties fo:color="#000000" loext:opacity="100%" style:text-position="super 58%" officeooo:rsid="0022bc2f" fo:background-color="#ffffff" loext:char-shading-value="0"/>
    </style:style>
    <style:style style:name="T20" style:family="text">
      <style:text-properties fo:color="#000000" loext:opacity="100%" style:text-position="super 58%" fo:font-weight="normal" officeooo:rsid="0022bc2f" fo:background-color="#ffffff" loext:char-shading-value="0" style:font-weight-asian="normal" style:font-weight-complex="normal"/>
    </style:style>
    <style:style style:name="T21" style:family="text">
      <style:text-properties fo:color="#000000" loext:opacity="100%" fo:font-size="12pt" fo:font-weight="bold" fo:background-color="#ffffff" loext:char-shading-value="0" style:font-size-asian="12pt" style:font-weight-asian="bold" style:font-size-complex="12pt" style:font-weight-complex="bold"/>
    </style:style>
    <style:style style:name="T22" style:family="text">
      <style:text-properties fo:color="#000000" loext:opacity="100%" fo:font-size="12pt" fo:font-weight="bold" officeooo:rsid="00020f99" fo:background-color="#ffffff" loext:char-shading-value="0" style:font-size-asian="12pt" style:font-weight-asian="bold" style:font-size-complex="12pt" style:font-weight-complex="bold"/>
    </style:style>
    <style:style style:name="T23" style:family="text">
      <style:text-properties fo:color="#000000" loext:opacity="100%" fo:font-size="12pt" fo:font-weight="bold" officeooo:rsid="0022bc2f" fo:background-color="#ffffff" loext:char-shading-value="0" style:font-size-asian="12pt" style:font-weight-asian="bold" style:font-size-complex="12pt" style:font-weight-complex="bold"/>
    </style:style>
    <style:style style:name="T24" style:family="text">
      <style:text-properties fo:color="#000000" loext:opacity="100%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25" style:family="text">
      <style:text-properties fo:color="#000000" loext:opacity="100%" fo:font-size="12pt" fo:background-color="#ffffff" loext:char-shading-value="0" style:font-size-asian="12pt" style:font-size-complex="12pt"/>
    </style:style>
    <style:style style:name="T26" style:family="text">
      <style:text-properties officeooo:rsid="00082752"/>
    </style:style>
    <style:style style:name="T27" style:family="text">
      <style:text-properties officeooo:rsid="0009f691"/>
    </style:style>
    <style:style style:name="T28" style:family="text">
      <style:text-properties officeooo:rsid="00020f99" fo:background-color="#ffffff" loext:char-shading-value="0"/>
    </style:style>
    <style:style style:name="T29" style:family="text">
      <style:text-properties officeooo:rsid="001c39d7"/>
    </style:style>
    <style:style style:name="T30" style:family="text">
      <style:text-properties fo:font-weight="normal" officeooo:rsid="001c39d7" style:font-weight-asian="normal" style:font-weight-complex="normal"/>
    </style:style>
    <style:style style:name="T31" style:family="text">
      <style:text-properties fo:font-weight="normal" officeooo:rsid="0018a2ff" style:font-weight-asian="normal" style:font-weight-complex="normal"/>
    </style:style>
    <style:style style:name="T32" style:family="text">
      <style:text-properties fo:font-weight="normal" officeooo:rsid="001d45d9" style:font-weight-asian="normal" style:font-weight-complex="normal"/>
    </style:style>
    <style:style style:name="T33" style:family="text">
      <style:text-properties fo:font-weight="normal" officeooo:rsid="0022bc2f" style:font-weight-asian="normal" style:font-weight-complex="normal"/>
    </style:style>
    <style:style style:name="T34" style:family="text">
      <style:text-properties officeooo:rsid="0006cae3"/>
    </style:style>
    <style:style style:name="T35" style:family="text">
      <style:text-properties officeooo:rsid="00109a16"/>
    </style:style>
    <style:style style:name="T36" style:family="text">
      <style:text-properties officeooo:rsid="001c9037"/>
    </style:style>
    <style:style style:name="T37" style:family="text">
      <style:text-properties officeooo:rsid="001d45d9"/>
    </style:style>
    <style:style style:name="T38" style:family="text">
      <style:text-properties officeooo:rsid="00202d1e"/>
    </style:style>
    <style:style style:name="T39" style:family="text">
      <style:text-properties officeooo:rsid="0021cb38"/>
    </style:style>
    <style:style style:name="T40" style:family="text">
      <style:text-properties officeooo:rsid="0023596d"/>
    </style:style>
    <style:style style:name="T41" style:family="text">
      <style:text-properties officeooo:rsid="00251338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4"><text:span text:style-name="T1">Descrição do Problema e da Solução<text:line-break/></text:span>A solução que encontrámos passa por <text:span text:style-name="T39">utilizar uma variação do algoritmo de Kruskal. Em vez de querermos a Minimum Spanning Tree, no contexto deste problema pretendemos encontrar a Maximum Spanning Tree, i.e., a spanning tree cuj</text:span><text:span text:style-name="T40">a</text:span><text:span text:style-name="T39"> soma dos pesos é máxima. Para isto basta ordenarmos </text:span><text:span text:style-name="T41">os arcos</text:span><text:span text:style-name="T39"> por ordem decrescente, em vez de crescente, e aplicar o algoritmo normalmente.</text:span></text:h>
      <text:h text:style-name="P1" text:outline-level="4">Análise Teórica<text:line-break/><text:span text:style-name="T31">A complexidade total do algoritmo é O(</text:span><text:span text:style-name="T33">ElogV</text:span><text:span text:style-name="T31">), sendo </text:span><text:span text:style-name="T33">E o número de arcos e V o número de vértices do grafo</text:span><text:span text:style-name="T31">. Abaixo encontra-se </text:span><text:span text:style-name="T30">uma </text:span><text:span text:style-name="T31">análise mais p</text:span><text:span text:style-name="T33">or</text:span><text:span text:style-name="T31">menorizada de cada função.</text:span></text:h>
      <text:h text:style-name="P10" text:outline-level="4"><text:span text:style-name="T7">- </text:span><text:span text:style-name="T5">L</text:span><text:span text:style-name="T6">eitura de dados de entrada</text:span><text:span text:style-name="T28"> (read_input):</text:span><text:span text:style-name="T8"> Simples leitura do input, com um ciclo que depende d</text:span><text:span text:style-name="T11">o número de ar</text:span><text:span text:style-name="T13">cos</text:span><text:span text:style-name="T8"> d</text:span><text:span text:style-name="T10">o </text:span><text:span text:style-name="T11">grafo</text:span><text:span text:style-name="T8">, Θ(</text:span><text:span text:style-name="T11">E</text:span><text:span text:style-name="T8">).</text:span></text:h>
      <text:h text:style-name="P11" text:outline-level="4"><text:span text:style-name="T8">- </text:span><text:span text:style-name="T15">Implementação do algoritmo de kruskal</text:span><text:span text:style-name="T11"> (get_maximum_cost_spanning_tree):</text:span><text:span text:style-name="T8"> </text:span><text:span text:style-name="T11">Para ordenar os arcos do grafo foi utilizada a função </text:span><text:span text:style-name="T14">sort, </text:span><text:span text:style-name="T11">da Standard </text:span><text:span text:style-name="T14">Template </text:span><text:span text:style-name="T11">Library do c++, que tem complexidade O(ElogE) </text:span><text:span text:style-name="T19">1</text:span><text:span text:style-name="T11">. </text:span><text:span text:style-name="T12">A estrutura de dados utilizada</text:span><text:span text:style-name="T11"> para representar os conjuntos disjuntos </text:span><text:span text:style-name="T12">foi uma árvore</text:span><text:span text:style-name="T11"> e fazemos uso das heurísticas “compressão de caminhos” e “união por categoria”</text:span><text:span text:style-name="T8">. </text:span><text:span text:style-name="T12">Atendendo a isto, sabemos que é possível assegurar que a complexidade desta implementação é O(ElogV) </text:span><text:span text:style-name="T9">²</text:span><text:span text:style-name="T12">.</text:span></text:h>
      <text:h text:style-name="P11" text:outline-level="4"><text:span text:style-name="T8">- </text:span><text:span text:style-name="T16">Operações sobre conjuntos disjuntos</text:span><text:span text:style-name="T17"> (make_set, find_set, link, node_union): Tanto a função make_set como a função link são O(1). Quanto ás funções find_set e node_union, a utilização </text:span><text:span text:style-name="T18">das heurísticas “compressão de caminhos” e “união por categoria” </text:span><text:span text:style-name="T17">garante-nos que ambas são O(V) </text:span><text:span text:style-name="T20">3</text:span><text:span text:style-name="T17">.</text:span></text:h>
      <text:h text:style-name="P7" text:outline-level="4"><text:span text:style-name="T22">N</text:span><text:span text:style-name="T23">otas:</text:span></text:h>
      <text:h text:style-name="P13" text:outline-level="4"><text:span text:style-name="T21">1. </text:span><text:a xlink:type="simple" xlink:href="https://en.cppreference.com/w/cpp/algorithm/sort" text:style-name="Internet_20_link" text:visited-style-name="Visited_20_Internet_20_Link"><text:span text:style-name="T24">https://en.cppreference.com/w/cpp/algorithm/sort</text:span></text:a></text:h>
      <text:h text:style-name="P14" text:outline-level="4"><text:span text:style-name="T25">2. </text:span><text:span text:style-name="T24">CLRS, pág. 633</text:span></text:h>
      <text:h text:style-name="P14" text:outline-level="4"><text:span text:style-name="T25">3. </text:span><text:span text:style-name="T24">CLRS, pág. 572</text:span></text:h>
      <text:h text:style-name="P11" text:outline-level="4"><text:span text:style-name="T8"><text:line-break/></text:span><text:span text:style-name="T1">Avaliação Experimental dos Resultados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4" style:list-style-name="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fo:break-before="auto" fo:break-after="auto"/>
      <style:text-properties fo:font-size="15pt" fo:font-weight="bold" style:font-size-asian="15pt" style:font-weight-asian="bold" style:font-size-complex="15pt"/>
    </style:style>
    <style:style style:name="MP2" style:family="paragraph" style:parent-style-name="Standard">
      <style:paragraph-properties fo:margin-top="0.1665in" fo:margin-bottom="0in" style:contextual-spacing="false" fo:line-height="100%" fo:break-before="auto" fo:break-after="auto"/>
    </style:style>
    <style:style style:name="MP3" style:family="paragraph">
      <loext:graphic-properties draw:fill="solid" draw:fill-color="#a0a0a0"/>
      <style:paragraph-properties fo:text-align="center"/>
    </style:style>
    <style:style style:name="MP4" style:family="paragraph" style:parent-style-name="Standard">
      <style:paragraph-properties fo:text-align="end" style:justify-single-word="false" fo:break-before="auto" fo:break-after="auto"/>
    </style:style>
    <style:style style:name="MT1" style:family="text">
      <style:text-properties fo:font-weight="bold" style:font-weight-asian="bold"/>
    </style:style>
    <style:style style:name="MT2" style:family="text">
      <style:text-properties officeooo:rsid="00020f99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8.2701in" fo:page-height="11.6902in" style:num-format="1" style:print-orientation="portrait" fo:margin-top="0.5in" fo:margin-bottom="0.5in" fo:margin-left="1.1in" fo:margin-right="1.1in" style:writing-mode="lr-tb" style:layout-grid-color="#c0c0c0" style:layout-grid-lines="251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47in" fo:margin-left="0in" fo:margin-right="0in" fo:margin-bottom="0.3654in" style:dynamic-spacing="true"/>
      </style:header-style>
      <style:footer-style>
        <style:header-footer-properties fo:min-height="0.4047in" fo:margin-left="0in" fo:margin-right="0in" fo:margin-top="0.365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4">Relatório 1º projecto ASA 2022/2023</text:h>
        <text:h text:style-name="MP2" text:outline-level="4"><text:span text:style-name="MT1">Grupo:</text:span> AL<text:span text:style-name="MT2">039</text:span>/TP<text:span text:style-name="MT2">11</text:span></text:h>
        <text:h text:style-name="MP2" text:outline-level="4"><text:span text:style-name="MT1">Aluno(s):</text:span> <text:span text:style-name="MT2">Gonçalo Rua</text:span> (<text:span text:style-name="MT2">102604</text:span>) e <text:span text:style-name="MT2">João Gouveia</text:span> (<text:span text:style-name="MT2">102611</text:span>)</text:h>
        <text:h text:style-name="MP2" text:outline-level="4"><draw:rect text:anchor-type="as-char" style:rel-width="100%" draw:z-index="0" draw:name="Shape1" draw:style-name="Mgr1" draw:text-style-name="MP3" svg:width="0.0012in" svg:height="0.0213in"><text:p/></draw:rect></text:h>
      </style:header>
      <style:footer>
        <text:h text:style-name="MP4" text:outline-level="4"><text:page-number text:select-page="current">1</text:page-number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  <dc:date>2023-01-02T00:04:26.272584660</dc:date>
    <meta:editing-duration>PT7H58M19S</meta:editing-duration>
    <meta:editing-cycles>35</meta:editing-cycles>
    <meta:document-statistic meta:table-count="0" meta:image-count="0" meta:object-count="0" meta:page-count="1" meta:paragraph-count="15" meta:word-count="264" meta:character-count="1712" meta:non-whitespace-character-count="1462"/>
  </office:meta>
</office:document-meta>
</file>